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ursiveCharIterator.ma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ursiveCharIterator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ursiveCharIterato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cursiveCharIterator.RecursiveCharIterator( FObj f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ursiveCharIterator.getNextCha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cursiveCharIterator.nextCh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cursiveCharIterator.RecursiveCharIterator( FObj fobj , FONode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cursiveCharIterator.has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cursiveCharIterator.replaceChar( char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